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ssertionResult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toString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AssertionResul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ssertionResult.setError( boolea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setResultForFailur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ionResult.getFailure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isErr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isFail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setResultForNu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AssertionResult.setFailure( boolean 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setFailure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ssertionResult.AssertionResul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